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版本信息" style:family="table">
      <style:table-properties style:width="16.993cm" table:align="left"/>
    </style:style>
    <style:style style:name="版本信息.A" style:family="table-column">
      <style:table-column-properties style:column-width="2.798cm"/>
    </style:style>
    <style:style style:name="版本信息.B" style:family="table-column">
      <style:table-column-properties style:column-width="8.535cm"/>
    </style:style>
    <style:style style:name="版本信息.C" style:family="table-column">
      <style:table-column-properties style:column-width="5.66cm"/>
    </style:style>
    <style:style style:name="版本信息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版本信息.C1" style:family="table-cell">
      <style:table-cell-properties fo:background-color="#00a933" fo:padding="0.097cm" fo:border="0.5pt solid #000000">
        <style:background-image/>
      </style:table-cell-properties>
    </style:style>
    <style:style style:name="版本信息.A2" style:family="table-cell">
      <style:table-cell-properties fo:padding="0.097cm" fo:border-left="0.5pt solid #000000" fo:border-right="none" fo:border-top="none" fo:border-bottom="0.5pt solid #000000"/>
    </style:style>
    <style:style style:name="版本信息.B2" style:family="table-cell">
      <style:table-cell-properties fo:padding="0.097cm" fo:border-left="0.5pt solid #000000" fo:border-right="none" fo:border-top="none" fo:border-bottom="0.5pt solid #000000"/>
    </style:style>
    <style:style style:name="版本信息.C2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3" style:family="table-cell">
      <style:table-cell-properties fo:padding="0.097cm" fo:border-left="0.5pt solid #000000" fo:border-right="none" fo:border-top="none" fo:border-bottom="0.5pt solid #000000"/>
    </style:style>
    <style:style style:name="版本信息.B3" style:family="table-cell">
      <style:table-cell-properties fo:padding="0.097cm" fo:border-left="0.5pt solid #000000" fo:border-right="none" fo:border-top="none" fo:border-bottom="0.5pt solid #000000"/>
    </style:style>
    <style:style style:name="版本信息.C3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4" style:family="table-cell">
      <style:table-cell-properties fo:padding="0.097cm" fo:border-left="0.5pt solid #000000" fo:border-right="none" fo:border-top="none" fo:border-bottom="0.5pt solid #000000"/>
    </style:style>
    <style:style style:name="版本信息.B4" style:family="table-cell">
      <style:table-cell-properties fo:padding="0.097cm" fo:border-left="0.5pt solid #000000" fo:border-right="none" fo:border-top="none" fo:border-bottom="0.5pt solid #000000"/>
    </style:style>
    <style:style style:name="版本信息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0e655b"/>
    </style:style>
    <style:style style:name="P2" style:family="paragraph" style:parent-style-name="Text_20_body">
      <style:text-properties officeooo:paragraph-rsid="000e655b"/>
    </style:style>
    <style:style style:name="P3" style:family="paragraph" style:parent-style-name="Table_20_Contents">
      <style:text-properties officeooo:rsid="002282b0" officeooo:paragraph-rsid="000e655b"/>
    </style:style>
    <style:style style:name="P4" style:family="paragraph" style:parent-style-name="Table_20_Contents">
      <style:text-properties officeooo:rsid="0010953e" officeooo:paragraph-rsid="000e655b"/>
    </style:style>
    <style:style style:name="P5" style:family="paragraph" style:parent-style-name="Text_20_body">
      <style:text-properties officeooo:rsid="00045209" officeooo:paragraph-rsid="00045209"/>
    </style:style>
    <style:style style:name="P6" style:family="paragraph" style:parent-style-name="Text_20_body">
      <style:text-properties officeooo:paragraph-rsid="0019d566"/>
    </style:style>
    <style:style style:name="P7" style:family="paragraph" style:parent-style-name="Text_20_body">
      <style:text-properties officeooo:rsid="0025864a" officeooo:paragraph-rsid="0025864a"/>
    </style:style>
    <style:style style:name="P8" style:family="paragraph" style:parent-style-name="Text_20_body">
      <style:text-properties officeooo:rsid="002b4e48" officeooo:paragraph-rsid="002b4e48"/>
    </style:style>
    <style:style style:name="P9" style:family="paragraph" style:parent-style-name="Text_20_body">
      <style:text-properties officeooo:paragraph-rsid="0031da58"/>
    </style:style>
    <style:style style:name="P10" style:family="paragraph" style:parent-style-name="Table_20_Contents">
      <style:text-properties officeooo:rsid="00351865" officeooo:paragraph-rsid="00351865"/>
    </style:style>
    <style:style style:name="P11" style:family="paragraph" style:parent-style-name="Heading_20_1">
      <style:text-properties officeooo:paragraph-rsid="000e655b"/>
    </style:style>
    <style:style style:name="P12" style:family="paragraph" style:parent-style-name="Heading_20_1">
      <style:text-properties officeooo:paragraph-rsid="0031da58"/>
    </style:style>
    <style:style style:name="T1" style:family="text">
      <style:text-properties officeooo:rsid="0010953e"/>
    </style:style>
    <style:style style:name="T2" style:family="text">
      <style:text-properties officeooo:rsid="000e655b"/>
    </style:style>
    <style:style style:name="T3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4" style:family="text">
      <style:text-properties style:font-name="Liberation Sans" fo:font-size="16pt" fo:font-weight="bold" style:font-name-asian="微软雅黑" style:font-size-asian="16pt" style:font-weight-asian="bold" style:font-name-complex="Lucida Sans" style:font-size-complex="16pt" style:font-weight-complex="bold"/>
    </style:style>
    <style:style style:name="T5" style:family="text">
      <style:text-properties officeooo:rsid="001706b3"/>
    </style:style>
    <style:style style:name="T6" style:family="text">
      <style:text-properties officeooo:rsid="0019d566"/>
    </style:style>
    <style:style style:name="T7" style:family="text">
      <style:text-properties officeooo:rsid="001c9fdd"/>
    </style:style>
    <style:style style:name="T8" style:family="text">
      <style:text-properties officeooo:rsid="0024741a"/>
    </style:style>
    <style:style style:name="T9" style:family="text">
      <style:text-properties officeooo:rsid="00270f2c"/>
    </style:style>
    <style:style style:name="T10" style:family="text">
      <style:text-properties officeooo:rsid="00285f6e"/>
    </style:style>
    <style:style style:name="T11" style:family="text">
      <style:text-properties officeooo:rsid="002a17df"/>
    </style:style>
    <style:style style:name="T12" style:family="text">
      <style:text-properties officeooo:rsid="002b4e48"/>
    </style:style>
    <style:style style:name="T13" style:family="text">
      <style:text-properties officeooo:rsid="002ee1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ART EYE设计手册</text:p>
      <text:p text:style-name="P2"/>
      <table:table table:name="版本信息" table:style-name="版本信息">
        <table:table-column table:style-name="版本信息.A"/>
        <table:table-column table:style-name="版本信息.B"/>
        <table:table-column table:style-name="版本信息.C"/>
        <table:table-row table:style-name="TableLine2269208885728">
          <table:table-cell table:style-name="版本信息.A1" office:value-type="string">
            <text:p text:style-name="P1">版本号</text:p>
          </table:table-cell>
          <table:table-cell table:style-name="版本信息.A1" office:value-type="string">
            <text:p text:style-name="P1">描述</text:p>
          </table:table-cell>
          <table:table-cell table:style-name="版本信息.C1" office:value-type="string">
            <text:p text:style-name="P1">链接</text:p>
          </table:table-cell>
        </table:table-row>
        <table:table-row table:style-name="TableLine2269504739472">
          <table:table-cell table:style-name="版本信息.A4" office:value-type="string">
            <text:p text:style-name="P10"/>
          </table:table-cell>
          <table:table-cell table:style-name="版本信息.B4" office:value-type="string">
            <text:p text:style-name="P3"/>
          </table:table-cell>
          <table:table-cell table:style-name="版本信息.C4" office:value-type="string">
            <text:p text:style-name="P1"/>
          </table:table-cell>
        </table:table-row>
        <table:table-row table:style-name="TableLine2269504740336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4"/>
          </table:table-cell>
          <table:table-cell table:style-name="版本信息.C4" office:value-type="string">
            <text:p text:style-name="P1"/>
          </table:table-cell>
        </table:table-row>
        <table:table-row table:style-name="TableLine2269504746672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1"/>
          </table:table-cell>
          <table:table-cell table:style-name="版本信息.C4" office:value-type="string">
            <text:p text:style-name="P1"/>
          </table:table-cell>
        </table:table-row>
      </table:table>
      <text:h text:style-name="P11" text:outline-level="1">1 <text:s/>设计目标</text:h>
      <text:p text:style-name="Text_20_body"><text:tab/>利用FPGA的开发板，基于常见的视觉外设，搭建一个高效的图像数据处理平台。在此平台的基础上，通过不断地开发，实现各种复杂地图像处理功能。</text:p>
      <text:p text:style-name="Text_20_body"/>
      <text:h text:style-name="Heading_20_1" text:outline-level="1">2 <text:s/>设计方法</text:h>
      <text:h text:style-name="Heading_20_2" text:outline-level="2">2.1 <text:s/>vivado设计套件</text:h>
      <text:p text:style-name="P5"><text:tab/>基于vivado的FPGA设计方法学的应用。整个过程中需要严格对齐vivado的设计方法学，每次都需要进行检查。</text:p>
      <text:h text:style-name="Heading_20_2" text:outline-level="2">2.2 <text:s/>vitis软件设计平台</text:h>
      <text:p text:style-name="Text_20_body"><text:tab/>基于vitis的嵌入式软件开发工具。整个工具集成了各类软件的开发，可以大幅降低嵌入式开发的难度。软件的设计规范同样按照设计方法学进行展开。</text:p>
      <text:h text:style-name="Heading_20_2" text:outline-level="2">2.3 <text:s/>QT界面开发平台</text:h>
      <text:p text:style-name="Text_20_body"><text:tab/>基于QT搭建的界面开发平台，主要目标是在win和linux操作系统下，实现各种需要控制的参数的配置及数据的显示。</text:p>
      <text:h text:style-name="Heading_20_2" text:outline-level="2">2.4 <text:s/>Octave算法开发平台</text:h>
      <text:p text:style-name="Text_20_body"><text:tab/>由于图像处理设计到一些算法的仿真，所以需要一个算法开发平台。Octave是一款开源的算法研发软件，可以进行高性能的计算。</text:p>
      <text:p text:style-name="Text_20_body"/>
      <text:h text:style-name="Heading_20_1" text:outline-level="1"><text:soft-page-break/>3 <text:s/>设计标准</text:h>
      <text:h text:style-name="Heading_20_2" text:outline-level="2">3.1 <text:s/>vivado设计标准</text:h>
      <text:h text:style-name="Heading_20_3" text:outline-level="3">3.1.1 <text:s/>工程标准</text:h>
      <text:p text:style-name="Text_20_body"><text:tab/>基于TCL脚本自动化生成固定的文件缓存区域，用于确保设计的内容整齐有效。相关的名称按照习惯进行分布，无特殊含义。</text:p>
      <text:h text:style-name="Heading_20_3" text:outline-level="3">3.1.2 <text:s/>编码标准</text:h>
      <text:p text:style-name="Text_20_body"><text:tab/>verilog及system verilog设计标准，会独立成册。在后续的设计过程中，将不断完善该标准。</text:p>
      <text:h text:style-name="Heading_20_3" text:outline-level="3">3.1.3 <text:s/>流程标准</text:h>
      <text:p text:style-name="Text_20_body"><text:tab/>关于每次操作需要输出的成果，将会在设计流程说明书中进行详细的说明。主要的目标是将设计流水线化，以获取更高的效率。</text:p>
      <text:p text:style-name="Text_20_body"/>
      <text:h text:style-name="Heading_20_1" text:outline-level="1">4 <text:s/>设计框架</text:h>
      <text:p text:style-name="Text_20_body"/>
      <text:p text:style-name="Text_20_body"><text:tab/></text:p>
      <text:h text:style-name="P12" text:outline-level="1">5 <text:s/>设计内容</text:h>
      <text:p text:style-name="P9"/>
      <text:h text:style-name="Heading_20_1" text:outline-level="1">6 <text:s/>设计<text:span text:style-name="T3">方法</text:span></text:h>
      <text:p text:style-name="Text_20_body"><text:span text:style-name="T3"/></text:p>
      <text:h text:style-name="Heading_20_1" text:outline-level="1">7 <text:s/>项目总结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2T16:54:27.881000000</dc:date>
    <dc:creator>fpgaPublish</dc:creator>
    <meta:editing-duration>PT17H41M16S</meta:editing-duration>
    <meta:editing-cycles>40</meta:editing-cycles>
    <meta:generator>LibreOffice/7.3.4.2$Windows_X86_64 LibreOffice_project/728fec16bd5f605073805c3c9e7c4212a0120dc5</meta:generator>
    <meta:document-statistic meta:table-count="1" meta:image-count="0" meta:object-count="0" meta:page-count="2" meta:paragraph-count="28" meta:word-count="520" meta:character-count="660" meta:non-whitespace-character-count="619"/>
  </office:meta>
</office:document-meta>
</file>